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Liberation Serif" fo:font-size="14pt" fo:font-weight="bold" officeooo:rsid="0037f58b" officeooo:paragraph-rsid="0037f58b" style:font-name-asian="Noto Serif CJK SC" style:font-size-asian="14pt" style:font-weight-asian="bold" style:font-name-complex="Lohit Devanagari" style:font-size-complex="14pt" style:font-weight-complex="bold"/>
    </style:style>
    <style:style style:name="P2" style:family="paragraph" style:parent-style-name="Heading_20_3">
      <style:text-properties style:font-name="Liberation Serif" fo:font-size="14pt" fo:font-weight="bold" officeooo:rsid="0037f58b" officeooo:paragraph-rsid="0037f58b" style:font-name-asian="Noto Serif CJK SC" style:font-size-asian="14pt" style:font-weight-asian="bold" style:font-name-complex="Lohit Devanagari" style:font-size-complex="14pt" style:font-weight-complex="bold"/>
    </style:style>
    <style:style style:name="P3" style:family="paragraph" style:parent-style-name="Text_20_body">
      <style:text-properties style:font-name="Liberation Serif" fo:font-size="14pt" fo:font-weight="normal" officeooo:rsid="0037f58b" officeooo:paragraph-rsid="0037f58b" style:font-name-asian="Noto Serif CJK SC" style:font-size-asian="14pt" style:font-weight-asian="normal" style:font-name-complex="Lohit Devanagari" style:font-size-complex="14pt" style:font-weight-complex="normal"/>
    </style:style>
    <style:style style:name="P4" style:family="paragraph" style:parent-style-name="Text_20_body">
      <style:text-properties style:font-name="Liberation Serif" fo:font-size="14pt" fo:font-weight="normal" officeooo:rsid="0037f58b" officeooo:paragraph-rsid="0040ef48" style:font-name-asian="Noto Serif CJK SC" style:font-size-asian="14pt" style:font-weight-asian="normal" style:font-name-complex="Lohit Devanagari" style:font-size-complex="14pt" style:font-weight-complex="normal"/>
    </style:style>
    <style:style style:name="P5" style:family="paragraph" style:parent-style-name="Text_20_body">
      <style:text-properties style:font-name="Liberation Serif" fo:font-size="14pt" fo:font-weight="normal" officeooo:rsid="00497ad9" officeooo:paragraph-rsid="00497ad9" style:font-name-asian="Noto Serif CJK SC" style:font-size-asian="14pt" style:font-weight-asian="normal" style:font-name-complex="Lohit Devanagari" style:font-size-complex="14pt" style:font-weight-complex="normal"/>
    </style:style>
    <style:style style:name="P6" style:family="paragraph" style:parent-style-name="Text_20_body">
      <style:text-properties style:font-name="Liberation Serif" fo:font-size="14pt" fo:font-weight="normal" officeooo:rsid="0049d8e4" officeooo:paragraph-rsid="004a062d" style:font-name-asian="Noto Serif CJK SC" style:font-size-asian="14pt" style:font-weight-asian="normal" style:font-name-complex="Lohit Devanagari" style:font-size-complex="14pt" style:font-weight-complex="normal"/>
    </style:style>
    <style:style style:name="P7" style:family="paragraph" style:parent-style-name="Text_20_body">
      <style:text-properties style:font-name="Liberation Serif" fo:font-size="14pt" fo:font-weight="normal" officeooo:rsid="004a062d" officeooo:paragraph-rsid="004a062d" style:font-name-asian="Noto Serif CJK SC" style:font-size-asian="14pt" style:font-weight-asian="normal" style:font-name-complex="Lohit Devanagari" style:font-size-complex="14pt" style:font-weight-complex="normal"/>
    </style:style>
    <style:style style:name="P8" style:family="paragraph" style:parent-style-name="Text_20_body">
      <style:text-properties style:font-name="Liberation Serif" fo:font-size="14pt" fo:font-weight="normal" officeooo:rsid="004ad7e9" officeooo:paragraph-rsid="004ad7e9" style:font-name-asian="Noto Serif CJK SC" style:font-size-asian="14pt" style:font-weight-asian="normal" style:font-name-complex="Lohit Devanagari" style:font-size-complex="14pt" style:font-weight-complex="normal"/>
    </style:style>
    <style:style style:name="P9" style:family="paragraph" style:parent-style-name="Text_20_body">
      <style:text-properties style:font-name="Liberation Serif" fo:font-size="14pt" fo:font-weight="normal" officeooo:rsid="004b5c7e" officeooo:paragraph-rsid="004b5c7e" style:font-name-asian="Noto Serif CJK SC" style:font-size-asian="14pt" style:font-weight-asian="normal" style:font-name-complex="Lohit Devanagari" style:font-size-complex="14pt" style:font-weight-complex="normal"/>
    </style:style>
    <style:style style:name="P10" style:family="paragraph" style:parent-style-name="Text_20_body">
      <style:text-properties style:font-name="Liberation Serif" fo:font-size="14pt" fo:font-weight="normal" officeooo:rsid="004bc91f" officeooo:paragraph-rsid="004bc91f" style:font-name-asian="Noto Serif CJK SC" style:font-size-asian="14pt" style:font-weight-asian="normal" style:font-name-complex="Lohit Devanagari" style:font-size-complex="14pt" style:font-weight-complex="normal"/>
    </style:style>
    <style:style style:name="P11" style:family="paragraph" style:parent-style-name="Text_20_body">
      <style:text-properties style:font-name="Liberation Serif" fo:font-size="14pt" fo:font-weight="normal" officeooo:rsid="004bfbd4" officeooo:paragraph-rsid="004bfbd4" style:font-name-asian="Noto Serif CJK SC" style:font-size-asian="14pt" style:font-weight-asian="normal" style:font-name-complex="Lohit Devanagari" style:font-size-complex="14pt" style:font-weight-complex="normal"/>
    </style:style>
    <style:style style:name="P12" style:family="paragraph" style:parent-style-name="Text_20_body">
      <style:text-properties style:font-name="Liberation Serif" fo:font-size="14pt" fo:font-weight="normal" officeooo:rsid="004d7a4e" officeooo:paragraph-rsid="004d7a4e" style:font-name-asian="Noto Serif CJK SC" style:font-size-asian="14pt" style:font-weight-asian="normal" style:font-name-complex="Lohit Devanagari" style:font-size-complex="14pt" style:font-weight-complex="normal"/>
    </style:style>
    <style:style style:name="P13" style:family="paragraph" style:parent-style-name="Text_20_body">
      <style:text-properties style:font-name="Liberation Serif" fo:font-size="14pt" fo:font-weight="normal" officeooo:rsid="004d80bf" officeooo:paragraph-rsid="004d80bf" style:font-name-asian="Noto Serif CJK SC" style:font-size-asian="14pt" style:font-weight-asian="normal" style:font-name-complex="Lohit Devanagari" style:font-size-complex="14pt" style:font-weight-complex="normal"/>
    </style:style>
    <style:style style:name="P14" style:family="paragraph" style:parent-style-name="Text_20_body">
      <style:text-properties style:font-name="Liberation Serif" fo:font-size="14pt" fo:font-weight="normal" officeooo:rsid="004f50bf" officeooo:paragraph-rsid="004f50bf" style:font-name-asian="Noto Serif CJK SC" style:font-size-asian="14pt" style:font-weight-asian="normal" style:font-name-complex="Lohit Devanagari" style:font-size-complex="14pt" style:font-weight-complex="normal"/>
    </style:style>
    <style:style style:name="P15" style:family="paragraph" style:parent-style-name="Text_20_body">
      <style:text-properties style:font-name="Liberation Serif" fo:font-size="14pt" fo:font-weight="normal" officeooo:rsid="0039e257" officeooo:paragraph-rsid="0039e257" style:font-name-asian="Noto Serif CJK SC" style:font-size-asian="14pt" style:font-weight-asian="normal" style:font-name-complex="Lohit Devanagari" style:font-size-complex="14pt" style:font-weight-complex="normal"/>
    </style:style>
    <style:style style:name="P16" style:family="paragraph" style:parent-style-name="Text_20_body">
      <style:text-properties style:font-name="Liberation Serif" fo:font-size="14pt" fo:font-weight="normal" officeooo:rsid="0050abe1" officeooo:paragraph-rsid="0050abe1" style:font-name-asian="Noto Serif CJK SC" style:font-size-asian="14pt" style:font-weight-asian="normal" style:font-name-complex="Lohit Devanagari" style:font-size-complex="14pt" style:font-weight-complex="normal"/>
    </style:style>
    <style:style style:name="P17" style:family="paragraph" style:parent-style-name="Text_20_body">
      <style:text-properties style:font-name="Liberation Serif" fo:font-size="14pt" fo:font-weight="normal" officeooo:rsid="00516b96" officeooo:paragraph-rsid="00516b96" style:font-name-asian="Noto Serif CJK SC" style:font-size-asian="14pt" style:font-weight-asian="normal" style:font-name-complex="Lohit Devanagari" style:font-size-complex="14pt" style:font-weight-complex="normal"/>
    </style:style>
    <style:style style:name="P18" style:family="paragraph" style:parent-style-name="Text_20_body">
      <style:text-properties style:font-name="Liberation Serif" fo:font-size="14pt" fo:font-weight="bold" officeooo:rsid="0037f58b" officeooo:paragraph-rsid="0037f58b" style:font-name-asian="Noto Serif CJK SC" style:font-size-asian="14pt" style:font-weight-asian="bold" style:font-name-complex="Lohit Devanagari" style:font-size-complex="14pt" style:font-weight-complex="bold"/>
    </style:style>
    <style:style style:name="P19" style:family="paragraph" style:parent-style-name="Text_20_body">
      <style:text-properties style:font-name="Liberation Serif" fo:font-size="14pt" fo:font-weight="bold" officeooo:rsid="0039e257" officeooo:paragraph-rsid="0039e257" style:font-name-asian="Noto Serif CJK SC" style:font-size-asian="14pt" style:font-weight-asian="bold" style:font-name-complex="Lohit Devanagari" style:font-size-complex="14pt" style:font-weight-complex="bold"/>
    </style:style>
    <style:style style:name="P20" style:family="paragraph" style:parent-style-name="Text_20_body">
      <style:text-properties officeooo:paragraph-rsid="00497ad9"/>
    </style:style>
    <style:style style:name="P21" style:family="paragraph" style:parent-style-name="Text_20_body">
      <style:text-properties officeooo:rsid="00497ad9" officeooo:paragraph-rsid="00497ad9"/>
    </style:style>
    <style:style style:name="P22" style:family="paragraph" style:parent-style-name="Text_20_body">
      <style:text-properties officeooo:rsid="00497ad9" officeooo:paragraph-rsid="004a062d"/>
    </style:style>
    <style:style style:name="P23" style:family="paragraph" style:parent-style-name="Text_20_body">
      <style:text-properties officeooo:rsid="0049d8e4" officeooo:paragraph-rsid="0049d8e4"/>
    </style:style>
    <style:style style:name="T1" style:family="text">
      <style:text-properties officeooo:rsid="0040ef48"/>
    </style:style>
    <style:style style:name="T2" style:family="text">
      <style:text-properties officeooo:rsid="0042cb4f"/>
    </style:style>
    <style:style style:name="T3" style:family="text">
      <style:text-properties officeooo:rsid="00463bfc"/>
    </style:style>
    <style:style style:name="T4" style:family="text">
      <style:text-properties officeooo:rsid="00466303"/>
    </style:style>
    <style:style style:name="T5" style:family="text">
      <style:text-properties officeooo:rsid="0048020c"/>
    </style:style>
    <style:style style:name="T6" style:family="text">
      <style:text-properties officeooo:rsid="00488287"/>
    </style:style>
    <style:style style:name="T7" style:family="text">
      <style:text-properties officeooo:rsid="0048f88b"/>
    </style:style>
    <style:style style:name="T8" style:family="text">
      <style:text-properties style:font-name="Liberation Serif" fo:font-size="14pt" fo:font-weight="normal" style:font-name-asian="Noto Serif CJK SC" style:font-size-asian="14pt" style:font-weight-asian="normal" style:font-name-complex="Lohit Devanagari" style:font-size-complex="14pt" style:font-weight-complex="normal"/>
    </style:style>
    <style:style style:name="T9" style:family="text">
      <style:text-properties style:font-name="Liberation Serif" fo:font-size="14pt" fo:font-weight="normal" officeooo:rsid="00497ad9" style:font-name-asian="Noto Serif CJK SC" style:font-size-asian="14pt" style:font-weight-asian="normal" style:font-name-complex="Lohit Devanagari" style:font-size-complex="14pt" style:font-weight-complex="normal"/>
    </style:style>
    <style:style style:name="T10" style:family="text">
      <style:text-properties officeooo:rsid="004ad7e9"/>
    </style:style>
    <style:style style:name="T11" style:family="text">
      <style:text-properties fo:font-weight="bold" officeooo:rsid="004ad7e9" style:font-weight-asian="bold" style:font-weight-complex="bold"/>
    </style:style>
    <style:style style:name="T12" style:family="text">
      <style:text-properties officeooo:rsid="004d2b0b"/>
    </style:style>
    <style:style style:name="T13" style:family="text">
      <style:text-properties officeooo:rsid="004f50bf"/>
    </style:style>
    <style:style style:name="T14" style:family="text">
      <style:text-properties officeooo:rsid="0052063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HMI</text:h>
      <text:p text:style-name="P3">This is the Human Machine Interface. You can use it to control and view the status of the substation.</text:p>
      <text:p text:style-name="P3"/>
      <text:p text:style-name="P17"># Menu Bar</text:p>
      <text:p text:style-name="P17">The menu bar contains the following options:</text:p>
      <text:p text:style-name="P17">* minimise and close HMI window</text:p>
      <text:p text:style-name="P17">* Open <text:span text:style-name="T14">the </text:span>HMI, Alarm or Message window on top <text:span text:style-name="T14">for viewing of the diagram, alarms or log-messages.</text:span></text:p>
      <text:p text:style-name="P17">* Select local/remote operation</text:p>
      <text:p text:style-name="P17">* Open the Device configuration (engineering window) <text:span text:style-name="T14">to modify device settings.</text:span></text:p>
      <text:p text:style-name="P17"/>
      <text:p text:style-name="P1"><text:span text:style-name="T4"># </text:span>Main window</text:p>
      <text:p text:style-name="P12">The main window displays the substation singe line diagram, with the status of the components.</text:p>
      <text:p text:style-name="P12"/>
      <text:p text:style-name="P19"><text:span text:style-name="T4">## </text:span><text:span text:style-name="T5">M</text:span>imics</text:p>
      <text:p text:style-name="P14">The mimics in the single-line diagram show the different types of components. The following components are available:</text:p>
      <text:p text:style-name="P14">* Source</text:p>
      <text:p text:style-name="P14">* Disconnector</text:p>
      <text:p text:style-name="P14">* Circuit breaker</text:p>
      <text:p text:style-name="P14">* Earch-switch</text:p>
      <text:p text:style-name="P14">* current-transformer</text:p>
      <text:p text:style-name="P14">* voltage transformer</text:p>
      <text:p text:style-name="P15">* <text:span text:style-name="T13">power transformer</text:span></text:p>
      <text:p text:style-name="P15">* <text:span text:style-name="T13">busbar</text:span></text:p>
      <text:p text:style-name="P15">* <text:span text:style-name="T13">load</text:span></text:p>
      <text:p text:style-name="P16">For the function of each component, you should consult the &lt;i&gt;Power Distribution Handbook.doc&lt;/i&gt;.</text:p>
      <text:p text:style-name="P19"><text:soft-page-break/></text:p>
      <text:p text:style-name="P19"><text:span text:style-name="T4">## </text:span><text:span text:style-name="T5">C</text:span>olors</text:p>
      <text:p text:style-name="P12">The Colors indicate voltage levels. Higher voltages are shown in Red, lower voltages in Green. If no voltage is detected, a line is made white. </text:p>
      <text:p text:style-name="P12"/>
      <text:p text:style-name="P19"><text:span text:style-name="T4">## </text:span><text:span text:style-name="T5">V</text:span>alues</text:p>
      <text:p text:style-name="P13">The values indicate the currents and voltages measured at the respective junctions.</text:p>
      <text:p text:style-name="P13"/>
      <text:p text:style-name="P1"><text:span text:style-name="T4">## </text:span><text:span text:style-name="T5">T</text:span>ooltip<text:span text:style-name="T6">s</text:span></text:p>
      <text:p text:style-name="P13">When the mouse is hovered over an object in the single-line diagram, the respective object-name is shown. This can be used for reference during operation or modification of settings in the engineering window.</text:p>
      <text:p text:style-name="P1"/>
      <text:p text:style-name="P1"><text:span text:style-name="T4"># O</text:span>perate window </text:p>
      <text:p text:style-name="P4">The Breaker Control dialog is for opening and closing the respective switch. Please take care that it is safe to do so before confirming <text:span text:style-name="T2">the action in the are you sure dialog</text:span></text:p>
      <text:p text:style-name="P5">## Object</text:p>
      <text:p text:style-name="P5">The object indicates the object that the action will be applied to.</text:p>
      <text:p text:style-name="P5">## Open/Close</text:p>
      <text:p text:style-name="P20"><text:span text:style-name="T9">The current position is displayed by the depressed button, the other button can be clicked to change the state of the switch.</text:span></text:p>
      <text:p text:style-name="P21"><text:span text:style-name="T8">## More</text:span></text:p>
      <text:p text:style-name="P21"><text:span text:style-name="T8">The More button can be pressed to open the advanced dialog.</text:span></text:p>
      <text:p text:style-name="P21"><text:span text:style-name="T8">## Cancel</text:span></text:p>
      <text:p text:style-name="P21"><text:span text:style-name="T8">The Cancel button can be pressed to close the dialog without action.</text:span></text:p>
      <text:p text:style-name="P21"><text:span text:style-name="T8">## status-bar</text:span></text:p>
      <text:p text:style-name="P23"><text:span text:style-name="T8">The status-bar will display the current state of the object, and will display the result of executed actions.</text:span></text:p>
      <text:p text:style-name="P21"><text:span text:style-name="T8"><text:s/></text:span></text:p>
      <text:p text:style-name="P1"><text:span text:style-name="T4"># A</text:span>dvanced window </text:p>
      <text:p text:style-name="P4"><text:soft-page-break/>The Advanced dialog is for controlling the parameters of a switch command. Please note that a wrong value can have <text:span text:style-name="T1">unforeseen</text:span> consequences <text:span text:style-name="T3">for the substation equipment, as it overrides pre-defined safe operating values.</text:span></text:p>
      <text:p text:style-name="P5">## Object</text:p>
      <text:p text:style-name="P5">The object indicates the object that the action will be applied to.</text:p>
      <text:p text:style-name="P5">## CtlVal</text:p>
      <text:p text:style-name="P5">The value that will be written to the object</text:p>
      <text:p text:style-name="P5">## CtlNum</text:p>
      <text:p text:style-name="P10">The current operation index. This will increment with every operate command.</text:p>
      <text:p text:style-name="P5">## Origin</text:p>
      <text:p text:style-name="P9">The origin of the action. This will indicate who issued the command.</text:p>
      <text:p text:style-name="P5">## Test</text:p>
      <text:p text:style-name="P8">The Test-field can be set to true, to send an operate without actually opening the switch. This can be used to test if all conditions for operation are met, without actually operating.</text:p>
      <text:p text:style-name="P5">## T</text:p>
      <text:p text:style-name="P8">The time stamp. This is a pass-trough value, and has no real significance.</text:p>
      <text:p text:style-name="P5">## Check</text:p>
      <text:p text:style-name="P7">The check drop-down will <text:span text:style-name="T10">provide the option to disable one or both check bits, effectively overriding the interlock- and synchro-checking of the object. </text:span><text:span text:style-name="T11">Warning: </text:span><text:span text:style-name="T10">This might cause damage to equipment if the operator does not ensure it is safe to operate a switch without these bits set.</text:span></text:p>
      <text:p text:style-name="P22"><text:span text:style-name="T8">## Cancel</text:span></text:p>
      <text:p text:style-name="P22"><text:span text:style-name="T8">The Cancel button can be pressed to close the dialog without action.</text:span></text:p>
      <text:p text:style-name="P22"><text:span text:style-name="T8">## status-bar</text:span></text:p>
      <text:p text:style-name="P6">The status-bar will display the current state of the object, and will display the result of executed actions.</text:p>
      <text:p text:style-name="P6"/>
      <text:p text:style-name="P1"><text:span text:style-name="T4"># A</text:span>larm window </text:p>
      <text:p text:style-name="P3">The Alarm window displays the alarm events coming from the field equipment.</text:p>
      <text:p text:style-name="P3"/>
      <text:p text:style-name="P11"><text:soft-page-break/>## Alarm <text:span text:style-name="T12">acknowledgment</text:span></text:p>
      <text:p text:style-name="P3">Clicking an alarm will acknowledge it, and clicking again will close the alarm.</text:p>
      <text:p text:style-name="P3">A closed alarm is removed from the list of alarms.</text:p>
      <text:p text:style-name="P3"/>
      <text:p text:style-name="P11">## Alarm color coding</text:p>
      <text:p text:style-name="P3">Active Un-acknowledged alarms (On) will show in Red,</text:p>
      <text:p text:style-name="P3">an inactive Unacknowledged alarm (Off) is Blue.</text:p>
      <text:p text:style-name="P3">An Active, Acknowledged alarm is Yellow,</text:p>
      <text:p text:style-name="P3"/>
      <text:p text:style-name="P11">## <text:span text:style-name="T12">Inactive</text:span> Alarms</text:p>
      <text:p text:style-name="P3">and an Inactive alarm, is closed as soon as it is acknowledged.</text:p>
      <text:p text:style-name="P3"/>
      <text:p text:style-name="P11">## Logging of Alarm actions</text:p>
      <text:p text:style-name="P3">All actions and status changes can be found back in the message window with <text:span text:style-name="T1">corresponding</text:span> timestamps.</text:p>
      <text:p text:style-name="P3"/>
      <text:p text:style-name="P1"><text:span text:style-name="T7"># M</text:span>essage window </text:p>
      <text:p text:style-name="P3">This window displays an historic overview of all events that have happened in the substation. This includes alarms, and actions taken upon it by operators, as well as automatic messages from field equipment.</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1T21:11:38.310743175</meta:creation-date>
    <meta:generator>LibreOffice/6.4.6.2$Linux_X86_64 LibreOffice_project/40$Build-2</meta:generator>
    <dc:date>2021-01-12T22:43:24.829842338</dc:date>
    <meta:editing-duration>PT1H41M40S</meta:editing-duration>
    <meta:editing-cycles>50</meta:editing-cycles>
    <meta:document-statistic meta:table-count="0" meta:image-count="0" meta:object-count="0" meta:page-count="4" meta:paragraph-count="76" meta:word-count="694" meta:character-count="4115" meta:non-whitespace-character-count="3490"/>
  </office:meta>
</office:document-meta>
</file>